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fo:font-weight="normal" style:font-weight-asian="normal"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from meeting 3:</text:p>
      <text:p text:style-name="Standard"/>
      <text:p text:style-name="Standard">Date:<text:tab/>14<text:span text:style-name="T1">th</text:span> June 2016</text:p>
      <text:p text:style-name="Standard">Time:<text:tab/>10:00 – 13:00</text:p>
      <text:p text:style-name="Standard">Place:<text:tab/>3<text:span text:style-name="T1">rd</text:span> Floor Waterfront</text:p>
      <text:p text:style-name="Standard"/>
      <text:p text:style-name="Standard">Attendees: M Smuts, V Dia, D Fryer</text:p>
      <text:p text:style-name="Standard">Apologies: K Birak</text:p>
      <text:p text:style-name="Standard"/>
      <text:p text:style-name="P1">Project Brain: Design a player experience that enhances learning and measure its effect.</text:p>
      <text:p text:style-name="Standard"/>
      <text:p text:style-name="Standard">Purpose of the meeting was to discuss the game ideas suggested by MS &amp; VD. Specifically we needed to match game production with the aims of the Psychology project.</text:p>
      <text:p text:style-name="Standard"/>
      <text:p text:style-name="Standard">As games designers we are focused on the player experience. Throughout this project we will need very clear communications with DF and KB to ensure that our design does not compromise the scientific nature of the Psychology research.</text:p>
      <text:p text:style-name="Standard"/>
      <text:p text:style-name="P1">The Agreed Game Theme</text:p>
      <text:p text:style-name="Standard">As the audience for this game includes; 18+, both genders and all levels of game and computer proficiency, we wanted iconography that helps the player quickly understand what the game is about. <text:s/></text:p>
      <text:p text:style-name="Standard"/>
      <text:p text:style-name="Standard">The theme idea is Dr Frankenstein's castle. </text:p>
      <text:list xml:id="list3603847490095290989" text:style-name="L1">
        <text:list-item>
          <text:p text:style-name="P4">The player (in the game) will be in a seated position so that no movement is required. </text:p>
        </text:list-item>
        <text:list-item>
          <text:p text:style-name="P4">They will be building the brain of the monster.</text:p>
        </text:list-item>
        <text:list-item>
          <text:p text:style-name="P4">There will be medical instruments which are out of place/time and will be made to blend in (steampunk)</text:p>
        </text:list-item>
        <text:list-item>
          <text:p text:style-name="P4">The initial 2 levels will be a puzzle game, ordering, selecting, placing.</text:p>
        </text:list-item>
        <text:list-item>
          <text:p text:style-name="P4">Initially there will be a hollow representation of the brain so that the shapes are clear.</text:p>
        </text:list-item>
        <text:list-item>
          <text:p text:style-name="P4">The first level will be putting the main areas of the brain together and placing them in the scull.</text:p>
        </text:list-item>
        <text:list-item>
          <text:p text:style-name="P4">The second level will build the neurons and to activate them. This will use the microscope.</text:p>
        </text:list-item>
        <text:list-item>
          <text:p text:style-name="P4">The third level is more complex and may need several different games, for example an endless runner game for the path of electricity.</text:p>
        </text:list-item>
        <text:list-item>
          <text:p text:style-name="P4">A form of permadeath may be used. Repetition may help the player to remember.</text:p>
        </text:list-item>
      </text:list>
      <text:p text:style-name="Standard"/>
      <text:p text:style-name="Standard">Issues / discussions:</text:p>
      <text:p text:style-name="Standard">David was not comfortable with a ticking clock. He was concerned that pressure might interfere with learning. We need a ticking clock, and so we compromised on an hour glass in the background with a very lenient, but adjustable length of time for the level. </text:p>
      <text:p text:style-name="Standard"/>
      <text:p text:style-name="Standard">We initially had the monsters head positioned so that the player looked down into the skull. However after some debate we decided that having the parts of the brain positioned so that could rotate, would be more visually pleasing.</text:p>
      <text:p text:style-name="Standard"/>
      <text:p text:style-name="Standard">Feedback systems for the player are currently:</text:p>
      <text:list xml:id="list697529768032388337" text:style-name="L2">
        <text:list-item>
          <text:p text:style-name="P5">A mirror in front of the monsters face – showing expressions when we need them</text:p>
        </text:list-item>
        <text:list-item>
          <text:p text:style-name="P5">An EEG, heart monitor and blood pressure monitor (made to look old tech steampunk)</text:p>
        </text:list-item>
        <text:list-item>
          <text:p text:style-name="P5">A black board which writes on its own like a computer log screen</text:p>
        </text:list-item>
        <text:list-item>
          <text:p text:style-name="P5">The hour glass</text:p>
        </text:list-item>
      </text:list>
      <text:p text:style-name="Standard"><text:soft-page-break/></text:p>
      <text:p text:style-name="Standard">The parts of the brain were originally going to be in draws with labels to help the student learn the correct names. After some discussion we decided that, the extra action of opening draws, especially if permadeath is used, might become irritating. We are planning to use a simple bench with the items of brain next to labels.</text:p>
      <text:p text:style-name="Standard"/>
      <text:p text:style-name="Standard">The microscope will need to have a very large “screen” with the ability to zoom. We are intending to place this to the left of the player (in VR this will mean a simple movement of the head).</text:p>
      <text:p text:style-name="Standard"/>
      <text:p text:style-name="Standard">The “magic” blackboard will automatically add in the descriptions of items picked up. Initially MS will write these but the text will need to be edited by KB.</text:p>
      <text:p text:style-name="Standard"/>
      <text:p text:style-name="P1">Scope</text:p>
      <text:p text:style-name="Standard">To ensure we do not over-scope this project, we will focus on the initial 2 levels and the tutorial.</text:p>
      <text:p text:style-name="Standard"/>
      <text:p text:style-name="Standard">We need some guidance on the level of detail required. At the moment we think we could complete chapters 2, 3, 4, covering the majority of the content (from the core text). </text:p>
      <text:p text:style-name="Standard"/>
      <text:p text:style-name="Standard">Alternatively if we had specific subjects to cover, we could reduce detail in other areas and cover more ground. The effects of drugs for instance.</text:p>
      <text:p text:style-name="Standard"/>
      <text:p text:style-name="P1">Testing</text:p>
      <text:p text:style-name="Standard">David asked how we would test the end product. We discussed the play testing as a distinct phase before the students were given access.</text:p>
      <text:p text:style-name="Standard"/>
      <text:p text:style-name="P1">Validity</text:p>
      <text:p text:style-name="P7">While we are not expecting to make a publishable study, we would like to understand how the method we use in the pilot, will help us with further study. We discussed how much profile information we could have regarding the students. For example aptitude for learning, past experience, age etc DF said that this was really for KB.</text:p>
      <text:p text:style-name="P7"/>
      <text:p text:style-name="P1">Actions</text:p>
      <text:list xml:id="list5357988870089023293" text:style-name="L3">
        <text:list-item>
          <text:p text:style-name="P6">VD to work on the environment objects, brain object and neuron objects</text:p>
        </text:list-item>
        <text:list-item>
          <text:p text:style-name="P6">MS :The final brief was deliberately held back until after this meeting so that changes could be incorporated. MS to amend and send brief to CGD Leader 20<text:span text:style-name="T1">th</text:span> June.</text:p>
        </text:list-item>
        <text:list-item>
          <text:p text:style-name="P6">DF to discuss with KB the Ethical issues around information and measurement</text:p>
        </text:list-item>
        <text:list-item>
          <text:p text:style-name="P6">DF to discuss with KB content coverage and detail</text:p>
        </text:list-item>
        <text:list-item>
          <text:p text:style-name="P6"/>
        </text:list-item>
      </text:list>
      <text:p text:style-name="Standard"/>
      <text:p text:style-name="Standard">Next Meeting TBC (VD is away for a few weeks, however the core of his work can continue).</text:p>
      <text:p text:style-name="Standard"/>
      <text:p text:style-name="Standard"/>
      <text:p text:style-name="P1">Rough time line: </text:p>
      <text:p text:style-name="Standard"/>
      <text:p text:style-name="Standard"/>
      <text:p text:style-name="Standard"/>
      <text:p text:style-name="Standard">October 2016<text:tab/><text:tab/><text:tab/>ethics clearance by Kulbir</text:p>
      <text:p text:style-name="Standard">February March 2017<text:tab/><text:tab/>lecture delivery (Product Delivery)</text:p>
      <text:p text:style-name="Standard"/>
      <text:p text:style-name="P2">Errors and Omissions –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eta:initial-creator>
    <meta:creation-date>2016-05-02T11:45:29.10</meta:creation-date>
    <dc:date>2016-06-16T16:06:16.57</dc:date>
    <dc:creator>Mike </dc:creator>
    <meta:editing-duration>PT4H31M21S</meta:editing-duration>
    <meta:editing-cycles>10</meta:editing-cycles>
    <meta:generator>OpenOffice/4.1.2$Win32 OpenOffice.org_project/412m3$Build-9782</meta:generator>
    <meta:document-statistic meta:table-count="0" meta:image-count="0" meta:object-count="0" meta:page-count="2" meta:paragraph-count="50" meta:word-count="839" meta:character-count="4679"/>
  </office:meta>
</office:document-meta>
</file>